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812c0"/>
    </style:style>
    <style:style style:name="P2" style:family="paragraph" style:parent-style-name="Standard">
      <style:text-properties officeooo:paragraph-rsid="000812c0"/>
    </style:style>
    <style:style style:name="T1" style:family="text">
      <style:text-properties style:font-name-asian="Georgia"/>
    </style:style>
    <style:style style:name="T2"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II<text:line-break/><text:line-break/>NOBLESSE ET ROTURE MÊLÉES</text:h>
      <text:p text:style-name="P2"/>
      <text:p text:style-name="P2">Le commandant et le second remontèrent sur le pont et se mirent à marcher côte à côte en causant. Ils parlaient évidemment de leur passager, et voici à peu près le dialogue que le vent dispersait dans les ténèbres.</text:p>
      <text:p text:style-name="P2"/>
      <text:p text:style-name="P2">Boisberthelot grommela à demi-voix à l’oreille de La Vieuville :</text:p>
      <text:p text:style-name="P2"/>
      <text:p text:style-name="P2">–<text:span text:style-name="T1"> </text:span>Nous allons voir si c’est un chef.</text:p>
      <text:p text:style-name="P2"/>
      <text:p text:style-name="P2">La Vieuville répondit :</text:p>
      <text:p text:style-name="P2"/>
      <text:p text:style-name="P2">–<text:span text:style-name="T1"> </text:span>En attendant, c’est un prince.</text:p>
      <text:p text:style-name="P2"/>
      <text:p text:style-name="P2">–<text:span text:style-name="T1"> </text:span>Presque.</text:p>
      <text:p text:style-name="P2"/>
      <text:p text:style-name="P2">–<text:span text:style-name="T1"> </text:span>Gentilhomme en France, mais prince en Bretagne.</text:p>
      <text:p text:style-name="P2"/>
      <text:p text:style-name="P2">–<text:span text:style-name="T1"> </text:span>Comme les La Trémoille, comme les Rohan.</text:p>
      <text:p text:style-name="P2"/>
      <text:p text:style-name="P2">–<text:span text:style-name="T1"> </text:span>Dont il est l’allié.</text:p>
      <text:p text:style-name="P2"/>
      <text:p text:style-name="P2">Boisberthelot reprit :</text:p>
      <text:p text:style-name="P2"/>
      <text:p text:style-name="P2">–<text:span text:style-name="T1"> </text:span>En France et dans les carrosses du roi, il est marquis comme je suis comte et comme vous êtes chevalier.</text:p>
      <text:p text:style-name="P2"/>
      <text:p text:style-name="P2">–<text:span text:style-name="T1"> </text:span>Ils sont loin les carrosses ! s’écria La Vieuville.</text:p>
      <text:p text:style-name="P2"/>
      <text:p text:style-name="P2">Nous en sommes au tombereau.</text:p>
      <text:p text:style-name="P2"/>
      <text:p text:style-name="P2">Il y eut un silence.</text:p>
      <text:p text:style-name="P2"/>
      <text:p text:style-name="P2">Boisberthelot repartit :</text:p>
      <text:p text:style-name="P2"/>
      <text:p text:style-name="P2">–<text:span text:style-name="T1"> </text:span>À défaut d’un prince français, on prend un prince breton.</text:p>
      <text:p text:style-name="P2"/>
      <text:p text:style-name="P2">–<text:span text:style-name="T1"> </text:span>Faute de grives…</text:p>
      <text:p text:style-name="P2"/>
      <text:p text:style-name="P2">–<text:span text:style-name="T1"> </text:span>Non, faute d’un aigle, on prend un corbeau.</text:p>
      <text:p text:style-name="P2"/>
      <text:p text:style-name="P2">–<text:span text:style-name="T1"> </text:span>J’aimerais mieux un vautour, dit Boisberthelot.</text:p>
      <text:p text:style-name="P2"/>
      <text:p text:style-name="P2"><text:soft-page-break/>Et La Vieuville répliqua :</text:p>
      <text:p text:style-name="P2"/>
      <text:p text:style-name="P2">–<text:span text:style-name="T1"> </text:span>Certes ! un bec et des griffes.</text:p>
      <text:p text:style-name="P2"/>
      <text:p text:style-name="P2">–<text:span text:style-name="T1"> </text:span>Nous allons voir.</text:p>
      <text:p text:style-name="P2"/>
      <text:p text:style-name="P2">–<text:span text:style-name="T1"> </text:span>Oui, reprit La Vieuville, il est temps qu’il y ait un chef. Je suis de l’avis de Tinténiac : <text:span text:style-name="T2">un chef, et de la poudre !</text:span> Tenez, commandant, je connais à peu près tous les chefs possibles et impossibles ; ceux d’hier, ceux d’aujourd’hui et ceux de demain ; pas un n’est la caboche de guerre qu’il nous faut. Dans cette diable de Vendée, il faut un général qui soit en même temps un procureur ; il faut ennuyer l’ennemi, lui disputer le moulin, le buisson, le fossé, le caillou, lui faire de mauvaises querelles, tirer parti de tout, veiller à tout, massacrer beaucoup, faire des exemples, n’avoir ni sommeil ni pitié. À cette heure, dans cette armée de paysans, il y a des héros, il n’y a pas de capitaines. D’Elbée est nul, Lescure est malade, Bonchamps fait grâce ; il est bon, c’est bête ; La Rochejaquelein est un magnifique sous-lieutenant ; Silz est un officier de rase campagne, impropre à la guerre d’expédients. Cathelineau est un charretier naïf, Stofflet est un garde-chasse rusé, Bérard est inepte, Boulainvilliers est ridicule, Charette est horrible. Et je ne parle pas du barbier Gaston. Car, mordemonbleu ! à quoi bon chamailler la révolution et quelle différence y a-t-il entre les républicains et nous si nous faisons commander les gentilshommes par les perruquiers ?</text:p>
      <text:p text:style-name="P2"/>
      <text:p text:style-name="P2">–<text:span text:style-name="T1"> </text:span>C’est que cette chienne de révolution nous gagne, nous aussi.</text:p>
      <text:p text:style-name="P2"/>
      <text:p text:style-name="P2">–<text:span text:style-name="T1"> </text:span>Une gale qu’a la France !</text:p>
      <text:p text:style-name="P2"/>
      <text:p text:style-name="P2">–<text:span text:style-name="T1"> </text:span>Gale du tiers état, reprit Boisberthelot. L’Angleterre seule peut nous tirer de là.</text:p>
      <text:p text:style-name="P2"/>
      <text:p text:style-name="P2">–<text:span text:style-name="T1"> </text:span>Elle nous en tirera, n’en doutez pas, capitaine.</text:p>
      <text:p text:style-name="P2"/>
      <text:p text:style-name="P2">–<text:span text:style-name="T1"> </text:span>En attendant, c’est laid.</text:p>
      <text:p text:style-name="P2"/>
      <text:p text:style-name="P2">–<text:span text:style-name="T1"> </text:span>Certes, des manants partout ; la monarchie qui a pour général en chef Stofflet, garde-chasse de M. de Maulevrier, n’a rien à envier à la république qui a pour ministre Pache, fils du portier du duc de Castries. Quel vis-à-vis que cette guerre de la Vendée : d’un côté Santerre le brasseur, de l’autre Gaston le merlan !</text:p>
      <text:p text:style-name="P2"/>
      <text:p text:style-name="P2">–<text:span text:style-name="T1"> </text:span>Mon cher La Vieuville, je fais un certain cas de ce Gaston. Il n’a point mal agi dans son commandement de Guéménée. Il a gentiment arquebusé trois cents bleus après leur avoir fait creuser leur fosse par eux-mêmes.</text:p>
      <text:p text:style-name="P2"/>
      <text:p text:style-name="P2">–<text:span text:style-name="T1"> </text:span>À la bonne heure ; mais je l’eusse fait tout aussi bien que lui.</text:p>
      <text:p text:style-name="P2"/>
      <text:p text:style-name="P2">–<text:span text:style-name="T1"> </text:span>Pardieu, sans doute. Et moi aussi.</text:p>
      <text:p text:style-name="P2"/>
      <text:p text:style-name="P2">–<text:span text:style-name="T1"> </text:span>Les grands actes de guerre, reprit La Vieuville, veulent de la noblesse dans qui les accomplit. Ce sont choses de chevaliers et non de perruquiers.</text:p>
      <text:p text:style-name="P2"/>
      <text:p text:style-name="P2">–<text:span text:style-name="T1"> </text:span>Il y a pourtant dans ce tiers état, répliqua Boisberthelot, des hommes estimables. Tenez, par exemple, cet horloger Joly. Il avait été sergent au régiment de Flandre ; il se fait chef vendéen ; il commande une bande de la côte ; il a un fils, qui est républicain, et, pendant que le père sert dans les blancs, le fils sert dans les bleus. Rencontre. Bataille. Le père fait prisonnier son fils, et lui brûle la cervelle.</text:p>
      <text:p text:style-name="P2"/>
      <text:p text:style-name="P2"><text:soft-page-break/>–<text:span text:style-name="T1"> </text:span>Celui-là est bien, dit La Vieuville.</text:p>
      <text:p text:style-name="P2"/>
      <text:p text:style-name="P2">–<text:span text:style-name="T1"> </text:span>Un Brutus royaliste, reprit Boisberthelot.</text:p>
      <text:p text:style-name="P2"/>
      <text:p text:style-name="P2">–<text:span text:style-name="T1"> </text:span>Cela n’empêche pas qu’il est insupportable d’être commandé par un Coquereau, un Jean-Jean, un Moulins, un Focart, un Bouju, un Chouppes !</text:p>
      <text:p text:style-name="P2"/>
      <text:p text:style-name="P2">–<text:span text:style-name="T1"> </text:span>Mon cher chevalier, la colère est la même de l’autre côté. Nous sommes pleins de bourgeois ; ils sont pleins de nobles. Croyez-vous que les sans-culottes soient contents d’être commandés par le comte de Canclaux, le vicomte de Miranda, le vicomte de Beauharnais, le comte de Valence, le marquis de Custine et le duc de Biron !</text:p>
      <text:p text:style-name="P2"/>
      <text:p text:style-name="P2">–<text:span text:style-name="T1"> </text:span>Quel gâchis !</text:p>
      <text:p text:style-name="P2"/>
      <text:p text:style-name="P2">–<text:span text:style-name="T1"> </text:span>Et le duc de Chartres !</text:p>
      <text:p text:style-name="P2"/>
      <text:p text:style-name="P2">–<text:span text:style-name="T1"> </text:span>Fils d’Égalité. Ah çà, quand sera-t-il roi, celui-là ?</text:p>
      <text:p text:style-name="P2"/>
      <text:p text:style-name="P2">–<text:span text:style-name="T1"> </text:span>Jamais !</text:p>
      <text:p text:style-name="P2"/>
      <text:p text:style-name="P2">–<text:span text:style-name="T1"> </text:span>Il monte au trône. Il est servi par ses crimes.</text:p>
      <text:p text:style-name="P2"/>
      <text:p text:style-name="P2">–<text:span text:style-name="T1"> </text:span>Et desservi par ses vices, dit Boisberthelot.</text:p>
      <text:p text:style-name="P2"/>
      <text:p text:style-name="P2">Il y eut encore un silence, et Boisberthelot poursuivit :</text:p>
      <text:p text:style-name="P2"/>
      <text:p text:style-name="P2">–<text:span text:style-name="T1"> </text:span>Il avait pourtant voulu se réconcilier. Il était venu voir le roi. J’étais là, à Versailles, quand on lui a craché dans le dos.</text:p>
      <text:p text:style-name="P2"/>
      <text:p text:style-name="P2">–<text:span text:style-name="T1"> </text:span>Du haut du grand escalier ?</text:p>
      <text:p text:style-name="P2"/>
      <text:p text:style-name="P2">–<text:span text:style-name="T1"> </text:span>Oui.</text:p>
      <text:p text:style-name="P2"/>
      <text:p text:style-name="P2">–<text:span text:style-name="T1"> </text:span>On a bien fait.</text:p>
      <text:p text:style-name="P2"/>
      <text:p text:style-name="P2">–<text:span text:style-name="T1"> </text:span>Nous l’appelions Bourbon le Bourbeux.</text:p>
      <text:p text:style-name="P2"/>
      <text:p text:style-name="P2">–<text:span text:style-name="T1"> </text:span>Il est chauve, il a des pustules, il est régicide, pouah !</text:p>
      <text:p text:style-name="P2"/>
      <text:p text:style-name="P2">Et La Vieuville ajouta :</text:p>
      <text:p text:style-name="P2"/>
      <text:p text:style-name="P2">–<text:span text:style-name="T1"> </text:span>Moi, j’étais à Ouessant avec lui.</text:p>
      <text:p text:style-name="P2"/>
      <text:p text:style-name="P2">–<text:span text:style-name="T1"> </text:span>Sur le Saint-Esprit ?</text:p>
      <text:p text:style-name="P2"/>
      <text:p text:style-name="P2">–<text:span text:style-name="T1"> </text:span>Oui.</text:p>
      <text:p text:style-name="P2"/>
      <text:p text:style-name="P2">–<text:span text:style-name="T1"> </text:span>S’il eût obéi au signal de tenir le vent que lui faisait l’amiral d’Orvilliers, il empêchait les Anglais de passer.</text:p>
      <text:p text:style-name="P2"/>
      <text:p text:style-name="P2">–<text:span text:style-name="T1"> </text:span>Certes.</text:p>
      <text:p text:style-name="P2"/>
      <text:p text:style-name="P2"><text:soft-page-break/>–<text:span text:style-name="T1"> </text:span>Est-il vrai qu’il se soit caché à fond de cale ?</text:p>
      <text:p text:style-name="P2"/>
      <text:p text:style-name="P2">–<text:span text:style-name="T1"> </text:span>Non. Mais il faut le dire tout de même.</text:p>
      <text:p text:style-name="P2"/>
      <text:p text:style-name="P2">Et La Vieuville éclata de rire.</text:p>
      <text:p text:style-name="P2"/>
      <text:p text:style-name="P2">Boisberthelot repartit :</text:p>
      <text:p text:style-name="P2"/>
      <text:p text:style-name="P2">–<text:span text:style-name="T1"> </text:span>Il y a des imbéciles. Tenez, ce Boulainvilliers dont vous parliez, La Vieuville, je l’ai connu, je l’ai vu de près. Au commencement, les paysans étaient armés de piques ; ne s’était-il pas fourré dans la tête d’en faire des piquiers ? Il voulait leur apprendre l’exercice de la pique-en-biais et de la pique-traînante-le-fer-devant. Il avait rêvé de transformer ces sauvages en soldats de ligne. Il prétendait leur enseigner à émousser les angles d’un carré et à faire des bataillons à centre vide. Il leur baragouinait la vieille langue militaire ; pour dire un chef d’escouade, il disait un <text:span text:style-name="T2">cap d’escade</text:span>, ce qui était l’appellation des caporaux sous Louis XIV. Il s’obstinait à créer un régiment avec tous ces braconniers ; il avait des compagnies régulières dont les sergents se rangeaient en rond tous les soirs, recevant le mot et le contre-mot du sergent de la colonelle qui les disait tout bas au sergent de la lieutenance, lequel les disait à son voisin qui les transmettait au plus proche, et ainsi d’oreille en oreille jusqu’au dernier. Il cassa un officier qui ne s’était pas levé tête nue pour recevoir le mot d’ordre de la bouche du sergent. Vous jugez comme cela a réussi. Ce butor ne comprenait pas que les paysans veulent être menés à la paysanne, et qu’on ne fait pas des hommes de caserne avec des hommes des bois. Oui, j’ai connu ce Boulainvilliers-là.</text:p>
      <text:p text:style-name="P2"/>
      <text:p text:style-name="P2">Ils firent quelques pas, chacun songeant de son côté.</text:p>
      <text:p text:style-name="P2"/>
      <text:p text:style-name="P2">Puis la causerie continua :</text:p>
      <text:p text:style-name="P2"/>
      <text:p text:style-name="P2">–<text:span text:style-name="T1"> </text:span>À propos, se confirme-t-il que Dampierre soit tué ?</text:p>
      <text:p text:style-name="P2"/>
      <text:p text:style-name="P2">–<text:span text:style-name="T1"> </text:span>Oui, commandant.</text:p>
      <text:p text:style-name="P2"/>
      <text:p text:style-name="P2">–<text:span text:style-name="T1"> </text:span>Devant Condé ?</text:p>
      <text:p text:style-name="P2"/>
      <text:p text:style-name="P2">–<text:span text:style-name="T1"> </text:span>Au camp de Pamars ; d’un boulet de canon.</text:p>
      <text:p text:style-name="P2"/>
      <text:p text:style-name="P2">Boisberthelot soupira.</text:p>
      <text:p text:style-name="P2"/>
      <text:p text:style-name="P2">–<text:span text:style-name="T1"> </text:span>Le comte de Dampierre. Encore un des nôtres qui était des leurs !</text:p>
      <text:p text:style-name="P2"/>
      <text:p text:style-name="P2">–<text:span text:style-name="T1"> </text:span>Bon voyage ! dit La Vieuville.</text:p>
      <text:p text:style-name="P2"/>
      <text:p text:style-name="P2">–<text:span text:style-name="T1"> </text:span>Et Mesdames ? où sont-elles ?</text:p>
      <text:p text:style-name="P2"/>
      <text:p text:style-name="P2">–<text:span text:style-name="T1"> </text:span>À Trieste.</text:p>
      <text:p text:style-name="P2"/>
      <text:p text:style-name="P2">–<text:span text:style-name="T1"> </text:span>Toujours ?</text:p>
      <text:p text:style-name="P2"/>
      <text:p text:style-name="P2">–<text:span text:style-name="T1"> </text:span>Toujours.</text:p>
      <text:p text:style-name="P2"/>
      <text:p text:style-name="P2">Et La Vieuville s’écria :</text:p>
      <text:p text:style-name="P2"/>
      <text:p text:style-name="P2"><text:soft-page-break/>–<text:span text:style-name="T1"> </text:span>Ah ! cette république ! Que de dégâts pour peu de chose ! Quand on pense que cette révolution est venue pour un déficit de quelques millions !</text:p>
      <text:p text:style-name="P2"/>
      <text:p text:style-name="P2">–<text:span text:style-name="T1"> </text:span>Se défier des petits points de départ, dit Boisberthelot.</text:p>
      <text:p text:style-name="P2"/>
      <text:p text:style-name="P2">–<text:span text:style-name="T1"> </text:span>Tout va mal, reprit La Vieuville.</text:p>
      <text:p text:style-name="P2"/>
      <text:p text:style-name="P2">–<text:span text:style-name="T1"> </text:span>Oui, La Rouarie est mort, Du Dresnay est idiot. Quels tristes meneurs que tous ces évêques, ce Coucy, l’évêque de La Rochelle, ce Beaupoil Saint-Aulaire, l’évêque de Poitiers, ce Mercy, l’évêque de Luçon, amant de madame de l’Eschasserie…</text:p>
      <text:p text:style-name="P2"/>
      <text:p text:style-name="P2">–<text:span text:style-name="T1"> </text:span>Laquelle s’appelle Servanteau, vous savez, commandant : l’Eschasserie est un nom de terre.</text:p>
      <text:p text:style-name="P2"/>
      <text:p text:style-name="P2">–<text:span text:style-name="T1"> </text:span>Et ce faux évêque d’Agra, qui est curé de je ne sais quoi !</text:p>
      <text:p text:style-name="P2"/>
      <text:p text:style-name="P2">–<text:span text:style-name="T1"> </text:span>De Dol. Il s’appelle Guillot de Folleville. Il est brave, du reste, et se bat.</text:p>
      <text:p text:style-name="P2"/>
      <text:p text:style-name="P2">–<text:span text:style-name="T1"> </text:span>Des prêtres quand il faudrait des soldats ! Des évêques qui ne sont pas des évêques ! des généraux qui ne sont pas des généraux !</text:p>
      <text:p text:style-name="P2"/>
      <text:p text:style-name="P2">La Vieuville interrompit Boisberthelot.</text:p>
      <text:p text:style-name="P2"/>
      <text:p text:style-name="P2">–<text:span text:style-name="T1"> </text:span>Commandant, vous avez le <text:span text:style-name="T2">Moniteur</text:span> dans votre cabine ?</text:p>
      <text:p text:style-name="P2"/>
      <text:p text:style-name="P2">–<text:span text:style-name="T1"> </text:span>Oui.</text:p>
      <text:p text:style-name="P2"/>
      <text:p text:style-name="P2">–<text:span text:style-name="T1"> </text:span>Qu’est-ce donc qu’on joue à Paris dans ce moment-ci ?</text:p>
      <text:p text:style-name="P2"/>
      <text:p text:style-name="P2">–<text:span text:style-name="T1"> </text:span>Adèle et Paulin, et la Caverne.</text:p>
      <text:p text:style-name="P2"/>
      <text:p text:style-name="P2">–<text:span text:style-name="T1"> </text:span>Je voudrais voir ça.</text:p>
      <text:p text:style-name="P2"/>
      <text:p text:style-name="P2">–<text:span text:style-name="T1"> </text:span>Vous le verrez. Nous serons à Paris dans un mois.</text:p>
      <text:p text:style-name="P2"/>
      <text:p text:style-name="P2">Boisberthelot réfléchit un moment et ajouta :</text:p>
      <text:p text:style-name="P2"/>
      <text:p text:style-name="P2">–<text:span text:style-name="T1"> </text:span>Au plus tard. M. Windham l’a dit à milord Hood.</text:p>
      <text:p text:style-name="P2"/>
      <text:p text:style-name="P2">–<text:span text:style-name="T1"> </text:span>Mais alors, commandant, tout ne va pas si mal ?</text:p>
      <text:p text:style-name="P2"/>
      <text:p text:style-name="P2">–<text:span text:style-name="T1"> </text:span>Tout irait bien, parbleu, à la condition que la guerre de Bretagne fût bien conduite.</text:p>
      <text:p text:style-name="P2"/>
      <text:p text:style-name="P2">La Vieuville hocha la tête.</text:p>
      <text:p text:style-name="P2"/>
      <text:p text:style-name="P2">–<text:span text:style-name="T1"> </text:span>Commandant, reprit-il, débarquerons-nous l’infanterie de marine ?</text:p>
      <text:p text:style-name="P2"/>
      <text:p text:style-name="P2">–<text:span text:style-name="T1"> </text:span>Oui, si la côte est pour nous ; non, si elle est hostile. Quelquefois il faut que la guerre enfonce les portes, quelquefois il faut qu’elle se glisse. La guerre civile doit toujours avoir dans sa poche une fausse clef. On fera le possible. Ce qui importe, c’est le chef.</text:p>
      <text:p text:style-name="P2"/>
      <text:p text:style-name="P2">Et Boisberthelot, pensif, ajouta :</text:p>
      <text:p text:style-name="P2"/>
      <text:p text:style-name="P2"><text:soft-page-break/>–<text:span text:style-name="T1"> </text:span>La Vieuville, que penseriez-vous du chevalier de Dieuzie ?</text:p>
      <text:p text:style-name="P2"/>
      <text:p text:style-name="P2">–<text:span text:style-name="T1"> </text:span>Du jeune ?</text:p>
      <text:p text:style-name="P2"/>
      <text:p text:style-name="P2">–<text:span text:style-name="T1"> </text:span>Oui.</text:p>
      <text:p text:style-name="P2"/>
      <text:p text:style-name="P2">–<text:span text:style-name="T1"> </text:span>Pour commander ?</text:p>
      <text:p text:style-name="P2"/>
      <text:p text:style-name="P2">–<text:span text:style-name="T1"> </text:span>Oui.</text:p>
      <text:p text:style-name="P2"/>
      <text:p text:style-name="P2">–<text:span text:style-name="T1"> </text:span>Que c’est encore un officier de plaine et de bataille rangée. La broussaille ne connaît que le paysan.</text:p>
      <text:p text:style-name="P2"/>
      <text:p text:style-name="P2">–<text:span text:style-name="T1"> </text:span>Alors, résignez-vous au général Stofflet et au général Cathelineau.</text:p>
      <text:p text:style-name="P2"/>
      <text:p text:style-name="P2">La Vieuville rêva un moment et dit :</text:p>
      <text:p text:style-name="P2"/>
      <text:p text:style-name="P2">–<text:span text:style-name="T1"> </text:span>Il faudrait un prince, un prince de France, un prince du sang. Un vrai prince.</text:p>
      <text:p text:style-name="P2"/>
      <text:p text:style-name="P2">–<text:span text:style-name="T1"> </text:span>Pourquoi ? Qui dit prince…</text:p>
      <text:p text:style-name="P2"/>
      <text:p text:style-name="P2">–<text:span text:style-name="T1"> </text:span>Dit poltron. Je le sais, commandant. Mais c’est pour l’effet sur les gros yeux bêtes des gars.</text:p>
      <text:p text:style-name="P2"/>
      <text:p text:style-name="P2">–<text:span text:style-name="T1"> </text:span>Mon cher chevalier, les princes ne veulent pas venir.</text:p>
      <text:p text:style-name="P2"/>
      <text:p text:style-name="P2">–<text:span text:style-name="T1"> </text:span>On s’en passera.</text:p>
      <text:p text:style-name="P2"/>
      <text:p text:style-name="P2">Boisberthelot fit ce mouvement machinal qui consiste à se presser le front avec la main, comme pour en faire sortir une idée.</text:p>
      <text:p text:style-name="P2"/>
      <text:p text:style-name="P2">Il reprit :</text:p>
      <text:p text:style-name="P2"/>
      <text:p text:style-name="P2">–<text:span text:style-name="T1"> </text:span>Enfin, essayons de ce général-ci.</text:p>
      <text:p text:style-name="P2"/>
      <text:p text:style-name="P2">–<text:span text:style-name="T1"> </text:span>C’est un grand gentilhomme.</text:p>
      <text:p text:style-name="P2"/>
      <text:p text:style-name="P2">–<text:span text:style-name="T1"> </text:span>Croyez-vous qu’il suffira ?</text:p>
      <text:p text:style-name="P2"/>
      <text:p text:style-name="P2">–<text:span text:style-name="T1"> </text:span>Pourvu qu’il soit bon ! dit La Vieuville.</text:p>
      <text:p text:style-name="P2"/>
      <text:p text:style-name="P2">–<text:span text:style-name="T1"> </text:span>C’est-à-dire féroce, dit Boisberthelot.</text:p>
      <text:p text:style-name="P2"/>
      <text:p text:style-name="P2">Le comte et le chevalier se regardèrent.</text:p>
      <text:p text:style-name="P2"/>
      <text:p text:style-name="P2">–<text:span text:style-name="T1"> </text:span>Monsieur du Boisberthelot, vous avez dit le mot. Féroce. Oui, c’est là ce qu’il nous faut. Ceci est la guerre sans miséricorde. L’heure est aux sanguinaires. Les régicides ont coupé la tête à Louis XVI, nous arracherons les quatre membres aux régicides. Oui, le général nécessaire est le général Inexorable. Dans l’Anjou et le haut Poitou, les chefs font les magnanimes ; on patauge dans la générosité ; rien ne va. Dans le Marais et dans le pays de Retz, les chefs sont atroces, tout marche. C’est parce que Charette est féroce qu’il tient tête à Parrein. Hyène contre hyène.</text:p>
      <text:p text:style-name="P2"/>
      <text:p text:style-name="P2"><text:soft-page-break/>Boisberthelot n’eut pas le temps de répondre à La Vieuville. La Vieuville eut la parole brusquement coupée par un cri désespéré, et en même temps on entendit un bruit qui ne ressemblait à aucun des bruits qu’on entend. Ce cri et ces bruits venaient du dedans du navire.</text:p>
      <text:p text:style-name="P2"/>
      <text:p text:style-name="P2">Le capitaine et le lieutenant se précipitèrent vers l’entrepont, mais ne purent y entrer. Tous les canonniers remontaient éperdus.</text:p>
      <text:p text:style-name="P2"/>
      <text:p text:style-name="P2">Une chose effrayante venait d’arriv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16:11.054000000</dc:date>
    <meta:editing-duration>PT1M9S</meta:editing-duration>
    <meta:editing-cycles>6</meta:editing-cycles>
    <dc:creator>Thibaut Izard</dc:creator>
    <meta:document-statistic meta:table-count="0" meta:image-count="0" meta:object-count="0" meta:page-count="7" meta:paragraph-count="125" meta:word-count="1854" meta:character-count="10701" meta:non-whitespace-character-count="8874"/>
  </office:meta>
</office:document-meta>
</file>